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4719" officeooo:paragraph-rsid="000342b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33ce6" officeooo:paragraph-rsid="000342b3"/>
    </style:style>
    <style:style style:name="P3" style:family="paragraph" style:parent-style-name="Standard">
      <style:paragraph-properties fo:text-align="justify" style:justify-single-word="false"/>
      <style:text-properties officeooo:rsid="00133ce6" officeooo:paragraph-rsid="000342b3"/>
    </style:style>
    <style:style style:name="P4" style:family="paragraph" style:parent-style-name="Standard">
      <style:paragraph-properties fo:text-align="justify" style:justify-single-word="false"/>
      <style:text-properties officeooo:rsid="00133ce6" officeooo:paragraph-rsid="000484ef"/>
    </style:style>
    <style:style style:name="P5" style:family="paragraph" style:parent-style-name="Standard">
      <style:paragraph-properties fo:text-align="justify" style:justify-single-word="false"/>
      <style:text-properties officeooo:rsid="001527b7" officeooo:paragraph-rsid="000342b3"/>
    </style:style>
    <style:style style:name="P6" style:family="paragraph" style:parent-style-name="Standard">
      <style:paragraph-properties fo:text-align="justify" style:justify-single-word="false"/>
      <style:text-properties officeooo:rsid="00164521" officeooo:paragraph-rsid="000342b3"/>
    </style:style>
    <style:style style:name="P7" style:family="paragraph" style:parent-style-name="Standard">
      <style:paragraph-properties fo:text-align="justify" style:justify-single-word="false"/>
      <style:text-properties officeooo:rsid="00164521" officeooo:paragraph-rsid="000484ef"/>
    </style:style>
    <style:style style:name="P8" style:family="paragraph" style:parent-style-name="Standard">
      <style:paragraph-properties fo:text-align="justify" style:justify-single-word="false"/>
      <style:text-properties officeooo:paragraph-rsid="000342b3"/>
    </style:style>
    <style:style style:name="T1" style:family="text">
      <style:text-properties style:text-underline-style="solid" style:text-underline-width="auto" style:text-underline-color="font-color" officeooo:rsid="00133ce6"/>
    </style:style>
    <style:style style:name="T2" style:family="text">
      <style:text-properties style:text-underline-style="solid" style:text-underline-width="auto" style:text-underline-color="font-color" fo:font-weight="bold" officeooo:rsid="00133ce6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33ce6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0484ef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184719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officeooo:rsid="0018471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484e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 text:c="23"/><text:span text:style-name="T10"><text:s text:c="3"/></text:span><text:span text:style-name="T5">I</text:span><text:span text:style-name="T3"> </text:span><text:span text:style-name="T4">APACHE</text:span></text:p>
      <text:p text:style-name="P2"/>
      <text:p text:style-name="P2">Etapes générales pour installer apace ;</text:p>
      <text:p text:style-name="P3"><text:s/></text:p>
      <text:p text:style-name="P3">1- Téléchargement du code source : A partir site officiel <text:a xlink:type="simple" xlink:href="https://httpd.apache.org.download.cgl/" text:style-name="Internet_20_link" text:visited-style-name="Visited_20_Internet_20_Link">https:// .apache.org.download.cgl</text:a></text:p>
      <text:p text:style-name="P3">2-Décompression des archives : en utilisant la commande tar</text:p>
      <text:p text:style-name="P4"><text:tab/></text:p>
      <text:p text:style-name="P4">tar <text:s/><text:span text:style-name="T7">jxvf httpd-2.4.56.tar.zg</text:span></text:p>
      <text:p text:style-name="P3"/>
      <text:p text:style-name="P5">3- Configuration de la construction : On accède au répertoire nouvellement crée et on configure en utilisant la commande configure</text:p>
      <text:p text:style-name="P5"><text:tab/>cd httpd-2.4.56</text:p>
      <text:p text:style-name="P5"><text:tab/>./configure –prefix=/usr/local</text:p>
      <text:p text:style-name="P5"><text:s text:c="6"/>3-a) installation de apr</text:p>
      <text:p text:style-name="P5"><text:s text:c="11"/>sudo apt-get install libapr1 libapr1-dev</text:p>
      <text:p text:style-name="P5"><text:s text:c="5"/>3-b) installationde APR-util</text:p>
      <text:p text:style-name="P5"/>
      <text:p text:style-name="P5">4- Compilation : une fois la confiuration terminée, on lance la compilation avec la commande make</text:p>
      <text:p text:style-name="P5"><text:tab/>make</text:p>
      <text:p text:style-name="P5"/>
      <text:p text:style-name="P5">5- Installation : On installe Apache en utilisant la commande make install</text:p>
      <text:p text:style-name="P5"><text:s/><text:tab/>sudo make install</text:p>
      <text:p text:style-name="P5"/>
      <text:p text:style-name="P5">6- Configuration supplémentaires</text:p>
      <text:p text:style-name="P5"/>
      <text:p text:style-name="P5">7- Démarrage du service Apache : Une fois l’installation terminée et la configuration effectuéé, on démarre le service en utilisant la commande suivante :</text:p>
      <text:p text:style-name="P5"><text:tab/>httpd -v</text:p>
      <text:p text:style-name="P5"/>
      <text:p text:style-name="P5"/>
      <text:p text:style-name="P5"/>
      <text:p text:style-name="P5"><text:tab/><text:tab/>II- PHP</text:p>
      <text:p text:style-name="P6"><text:tab/>Pour installer PHP, on suit les étapes suivants :</text:p>
      <text:p text:style-name="P6">1- Téléchargement du code source à partir du site officiel: <text:a xlink:type="simple" xlink:href="https://www.php.net.downloads.php/" text:style-name="Internet_20_link" text:visited-style-name="Visited_20_Internet_20_Link">https://www.php.net.downloads.php</text:a> .</text:p>
      <text:p text:style-name="P6"/>
      <text:p text:style-name="P6">2- Extraction du code source : On utilise la commande tar pour extraire le contenu de l’archive téléchargé </text:p>
      <text:p text:style-name="P6"><text:tab/>tar <text:s/><text:span text:style-name="T7">zxvf <text:s/>php-8.3.6.tar.gz</text:span></text:p>
      <text:p text:style-name="P6"/>
      <text:p text:style-name="P6">3- Installationdes dépendances : Avant compiler PHP , assurez vous que toutes les dépendances nécessaires sont installées sur votre système : gcc, make, libxml2, <text:s/>libss1 .</text:p>
      <text:p text:style-name="P6"/>
      <text:p text:style-name="P6">4- Configuration : On accède au répertoire extrait du code source de PHP, puis on exécute la commande ./configure</text:p>
      <text:p text:style-name="P6"><text:tab/>cd php-8.3.6</text:p>
      <text:p text:style-name="P6"><text:tab/>./configure <text:s text:c="2"/>--prefix=/usr/local/php</text:p>
      <text:p text:style-name="P6"/>
      <text:p text:style-name="P6">5- Compilation : Après la configuration, on lance la commande make </text:p>
      <text:p text:style-name="P6"><text:tab/>make</text:p>
      <text:p text:style-name="P6"/>
      <text:p text:style-name="P6">6- Installation : On exécute la commande make install</text:p>
      <text:p text:style-name="P6"><text:tab/>sudo make install</text:p>
      <text:p text:style-name="P6"><text:soft-page-break/></text:p>
      <text:p text:style-name="P6">7- <text:s/>Vérification : Pour vérifier que PHP a été installé correctement, on exécute la commande php avec l’option v</text:p>
      <text:p text:style-name="P6"><text:tab/>php -v</text:p>
      <text:p text:style-name="P7"><text:tab/><text:tab/></text:p>
      <text:p text:style-name="P7"><text:span text:style-name="T6">III – MySQL</text:span></text:p>
      <text:p text:style-name="P1"/>
      <text:p text:style-name="P1"/>
      <text:p text:style-name="P1">1- Téléchargement du code source :</text:p>
      <text:p text:style-name="P1"/>
      <text:p text:style-name="P1">2- Décompression de l’archive : Une fois le téléchargement terminé, on décompresse l’archivede dans un répertoire à l’aide de commande tar</text:p>
      <text:p text:style-name="P1"><text:tab/>tar <text:span text:style-name="T7">xvf mysql-8.0.36.tar.gz</text:span></text:p>
      <text:p text:style-name="P1"/>
      <text:p text:style-name="P1">3- Configuration de la configuration : On accède au répertoire nouvellement crée et configure en utilisant la commande cmake</text:p>
      <text:p text:style-name="P1"><text:tab/>cd mysdql-8.0.36</text:p>
      <text:p text:style-name="P1"/>
      <text:p text:style-name="P1">4- Compilation : Une fois la configuration terminée, on lance la compilation avec la commande make :</text:p>
      <text:p text:style-name="P1"><text:tab/>make</text:p>
      <text:p text:style-name="P1"/>
      <text:p text:style-name="P1">5- Installation : Enfin, on install MySQL en utilisant la commande make install :</text:p>
      <text:p text:style-name="P1"><text:tab/>sudo make install</text:p>
      <text:p text:style-name="P1"/>
      <text:p text:style-name="P1">6- Configuration supplémentaires : Après l’installation, vous devrez peut-être effectuer des étapes de configuration supplémentaires, telles que la configuration des fichiers de configurations de MySQL .</text:p>
      <text:p text:style-name="P1"/>
      <text:p text:style-name="P1">7- Démarrage du service MySQL : Une fois l’installation terminéeet la configurationeffectuée, vous pouvez démarrer le service MySQL, en exécutant la commande mysql et avec leur option v :</text:p>
      <text:p text:style-name="P1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6:43:18.572774435</meta:creation-date>
    <dc:date>2024-04-24T17:18:00.561336246</dc:date>
    <meta:editing-duration>PT1M48S</meta:editing-duration>
    <meta:editing-cycles>1</meta:editing-cycles>
    <meta:document-statistic meta:table-count="0" meta:image-count="0" meta:object-count="0" meta:page-count="2" meta:paragraph-count="49" meta:word-count="411" meta:character-count="2770" meta:non-whitespace-character-count="2323"/>
    <meta:generator>LibreOffice/7.3.7.2$Linux_X86_64 LibreOffice_project/30$Build-2</meta:generator>
  </office:meta>
</office:document-meta>
</file>